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dce7" officeooo:paragraph-rsid="000ddce7"/>
    </style:style>
    <style:style style:name="P2" style:family="paragraph" style:parent-style-name="Standard">
      <style:text-properties officeooo:rsid="000ddce7" officeooo:paragraph-rsid="000ddce7"/>
    </style:style>
    <style:style style:name="P3" style:family="paragraph" style:parent-style-name="Standard">
      <style:text-properties officeooo:rsid="001eadef" officeooo:paragraph-rsid="000f1a8a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Keystore Password: </text:span><text:s/></text:p>
      <text:p text:style-name="P1">placepoint</text:p>
      <text:p text:style-name="P1"/>
      <text:p text:style-name="P3"><text:span text:style-name="T1">Stripe Account info -</text:span> </text:p>
      <text:p text:style-name="P3">msuri@mind-roots.com</text:p>
      <text:p text:style-name="P3"><text:a xlink:type="simple" xlink:href="mailto:Mrtech@123">Mrtech@123</text:a></text:p>
      <text:p text:style-name="P3"/>
      <text:p text:style-name="P3"/>
      <text:p text:style-name="P3">paul.morny@gmail.com</text:p>
      <text:p text:style-name="P3">IrbExThykyauf7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5:45:24.582844181</meta:creation-date>
    <dc:date>2019-01-28T09:36:19.642087260</dc:date>
    <meta:editing-duration>PT28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7" meta:word-count="11" meta:character-count="117" meta:non-whitespace-character-count="110"/>
  </office:meta>
</office:document-meta>
</file>